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align_and_distribute.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MQTTPublish1" text:style-name="Outline">
                <text:list-item>
                    <text:h text:style-name="P1" text:outline-level="1"><draw:frame draw:style-name="fr1" draw:name="dashboard-icon.png" text:anchor-type="paragraph" svg:x="125.01mm" svg:y="0mm" svg:width="13mm" svg:height="10.94mm" draw:z-index="1">
                            <draw:image xlink:href="Pictures/100002010000036B0000031B40540EF8.png" xlink:type="simple" xlink:show="embed" xlink:actuate="onLoad"/>
                        </draw:frame><draw:frame draw:style-name="fr1" draw:name="eez-gui-icon.png" text:anchor-type="paragraph" svg:x="141.01mm" svg:y="0mm" svg:width="13mm" svg:height="9.35mm" draw:z-index="3">
                            <draw:image xlink:href="Pictures/100002010000036D0000027EEDA92E76.png" xlink:type="simple" xlink:show="embed" xlink:actuate="onLoad"/>
                        </draw:frame><draw:frame draw:style-name="fr1" draw:name="lvgl-icon.png" text:anchor-type="paragraph" svg:x="157mm" svg:y="0mm" svg:width="13mm" svg:height="8.89mm" draw:z-index="2">
                            <draw:image xlink:href="Pictures/100002010000036D0000027E5239E6C0.png" xlink:type="simple" xlink:show="embed" xlink:actuate="onLoad"/>
                        </draw:frame>MQTTPublish</text:h>
                    <text:list>
                        <text:list-item>
                            <text:h text:style-name="Heading_20_2" text:outline-level="2">Description</text:h>
                        </text:list-item>
                    </text:list>
                </text:list-item>
            </text:list>

            <text:p text:style-name="Standard">Publishing a message in the selected topic.</text:p>

            
                <text:list xml:id="list_MQTTPublish2" text:continue-numbering="true" text:continue-list="list_MQTTPublish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MQTTPublish6" text:continue-numbering="true" text:style-name="Outline">
                                                <text:list-item>
                                                    <text:list>
                                                        <text:list-item>
                                                            <text:list>
                                                                <text:list-item>
                                                                    <text:h text:style-name="Heading_20_3" text:outline-level="3">
                                                                        Connection
                                                                        <text:s text:c="4"/>
                                                                        <text:span text:style-name="T2">EXPRESSION (object:MQTTConnection)</text:span>
                                                                    </text:h>
                                                                </text:list-item>
                                                            </text:list>
                                                        </text:list-item>
                                                    </text:list>
                                                </text:list-item>
                                            </text:list>
                                            <text:p text:style-name="Standard">The name of the connection to the MQTT server.</text:p>,
                                            <text:list xml:id="list_MQTTPublish7" text:continue-numbering="true" text:continue-list="list_MQTTPublish6" text:style-name="Outline">
                                                <text:list-item>
                                                    <text:list>
                                                        <text:list-item>
                                                            <text:list>
                                                                <text:list-item>
                                                                    <text:h text:style-name="Heading_20_3" text:outline-level="3">
                                                                        Topic
                                                                        <text:s text:c="4"/>
                                                                        <text:span text:style-name="T2">EXPRESSION (string)</text:span>
                                                                    </text:h>
                                                                </text:list-item>
                                                            </text:list>
                                                        </text:list-item>
                                                    </text:list>
                                                </text:list-item>
                                            </text:list>
                                            <text:p text:style-name="Standard">The topic under which the message will be published.</text:p>,
                                            <text:list xml:id="list_MQTTPublish8" text:continue-numbering="true" text:continue-list="list_MQTTPublish7" text:style-name="Outline">
                                                <text:list-item>
                                                    <text:list>
                                                        <text:list-item>
                                                            <text:list>
                                                                <text:list-item>
                                                                    <text:h text:style-name="Heading_20_3" text:outline-level="3">
                                                                        Payload
                                                                        <text:s text:c="4"/>
                                                                        <text:span text:style-name="T2">EXPRESSION (string)</text:span>
                                                                    </text:h>
                                                                </text:list-item>
                                                            </text:list>
                                                        </text:list-item>
                                                    </text:list>
                                                </text:list-item>
                                            </text:list>
                                            <text:p text:style-name="Standard">Message to be published.</text:p>
                            </table:table-cell>
                        </table:table-row>
                    </table:table>,

                    <text:p text:style-name="Standard"/>
                    <table:table table:name="Table1" table:style-name="Table1">
                        <table:table-column table:style-name="Table1.A"/>

                        <table:table-row>
                            <table:table-cell table:style-name="Table1.A1" office:value-type="string">
                                <text:p text:style-name="Table_20_header_20_bold">General</text:p>
                            </table:table-cell>
                        </table:table-row>

                        <table:table-row>
                            <table:table-cell table:style-name="Table1.A2" office:value-type="string">

                                
                                            <text:list xml:id="list_MQTTPublish9" text:continue-numbering="true" text:continue-list="list_MQTTPublish8" text:style-name="Outline">
                                                <text:list-item>
                                                    <text:list>
                                                        <text:list-item>
                                                            <text:list>
                                                                <text:list-item>
                                                                    <text:h text:style-name="Heading_20_3" text:outline-level="3">
                                                                        Description
                                                                        <text:s text:c="4"/>
                                                                        <text:span text:style-name="T2">String</text:span>
                                                                    </text:h>
                                                                </text:list-item>
                                                            </text:list>
                                                        </text:list-item>
                                                    </text:list>
                                                </text:list-item>
                                            </text:list>
                                            <text:p text:style-name="Standard">This is the description of the Action component. Description is displayed below the component in the Project editor/viewer. In the main toolbar, it is possible to hide or display descriptions of all components with one click.</text:p>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MQTTPublish10" text:continue-numbering="true" text:continue-list="list_MQTTPublish9"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MQTTPublish11" text:continue-numbering="true" text:continue-list="list_MQTTPublish10"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MQTTPublish12" text:continue-numbering="true" text:continue-list="list_MQTTPublish11"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MQTTPublish13" text:continue-numbering="true" text:continue-list="list_MQTTPublish12"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1">
                <draw:image xlink:href="Pictures/align_and_distribute.png" xlink:type="simple" xlink:show="embed" xlink:actuate="onLoad"/>
            </draw:frame></text:p>
                            </table:table-cell>
                        </table:table-row>
                    </table:table>

            
                <text:list xml:id="list_MQTTPublish3" text:continue-numbering="true" text:continue-list="list_MQTTPublish2" text:style-name="Outline">
                    <text:list-item>
                        <text:list>
                            <text:list-item>
                                <text:h text:style-name="Heading_20_2" text:outline-level="2">Inputs</text:h>
                            </text:list-item>
                        </text:list>
                    </text:list-item>
                </text:list>

                
                            <text:list xml:id="list_MQTTPublish14" text:continue-numbering="true" text:style-name="Outline">
                                <text:list-item>
                                    <text:list>
                                        <text:list-item>
                                            <text:list>
                                                <text:list-item>
                                                    <text:h text:style-name="Heading_20_3" text:outline-level="3">
                                                        seqin
                                                        <text:s text:c="4"/>
                                                        <text:span text:style-name="T2">SEQ | OPTIONAL</text:span>
                                                    </text:h>
                                                </text:list-item>
                                            </text:list>
                                        </text:list-item>
                                    </text:list>
                                </text:list-item>
                            </text:list>
                            <text:p text:style-name="Standard">A standard sequence input.</text:p>

            
                <text:list xml:id="list_MQTTPublish4" text:continue-numbering="true" text:continue-list="list_MQTTPublish3" text:style-name="Outline">
                    <text:list-item>
                        <text:list>
                            <text:list-item>
                                <text:h text:style-name="Heading_20_2" text:outline-level="2">Outputs</text:h>
                            </text:list-item>
                        </text:list>
                    </text:list-item>
                </text:list>

                
                            <text:list xml:id="list_MQTTPublish15" text:continue-numbering="true" text:style-name="Outline">
                                <text:list-item>
                                    <text:list>
                                        <text:list-item>
                                            <text:list>
                                                <text:list-item>
                                                    <text:h text:style-name="Heading_20_3" text:outline-level="3">
                                                        seqout
                                                        <text:s text:c="4"/>
                                                        <text:span text:style-name="T2">SEQ | OPTIONAL</text:span>
                                                    </text:h>
                                                </text:list-item>
                                            </text:list>
                                        </text:list-item>
                                    </text:list>
                                </text:list-item>
                            </text:list>
                            <text:p text:style-name="Standard">A standard sequence output</text:p>


            
                    <text:list xml:id="list_MQTTPublish5" text:continue-numbering="true" text:continue-list="list_MQTTPublish4" text:style-name="Outline">
                        <text:list-item>
                            <text:list>
                                <text:list-item>
                                    <text:h text:style-name="Heading_20_2" text:outline-level="2">Examples</text:h>
                                </text:list-item>
                            </text:list>
                        </text:list-item>
                    </text:list>
                    <text:p text:style-name="Standard"/>
                    
                    <text:list xml:id="list_MQTTPublish16" text:style-name="List_20_1">
                        
                        <text:list-item>
                            <text:p text:style-name="List_20_1_20_Start">
                                <text:span text:style-name="T1">MQTT</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